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1fd5fd" officeooo:paragraph-rsid="001fd5f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de57" style:font-weight-asian="normal" style:font-weight-complex="normal"/>
    </style:style>
    <style:style style:name="T3" style:family="text">
      <style:text-properties officeooo:rsid="001fd5fd"/>
    </style:style>
    <style:style style:name="T4" style:family="text">
      <style:text-properties officeooo:rsid="0020d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3">4</text:span>L<text:span text:style-name="T3">9</text:span> German</text:p>
      <text:p text:style-name="P2"/>
      <text:p text:style-name="P3">Expressing Time</text:p>
      <text:p text:style-name="P3"/>
      <text:p text:style-name="P3"><text:tab/>Es ist… <text:span text:style-name="T2">(it is)</text:span></text:p>
      <text:p text:style-name="P3"><text:tab/><text:tab/><text:span text:style-name="T1">halb <text:tab/><text:tab/>= “half until”</text:span></text:p>
      <text:p text:style-name="P3"><text:span text:style-name="T1"><text:tab/><text:tab/>nach <text:tab/><text:tab/>= “after”</text:span></text:p>
      <text:p text:style-name="P3"><text:span text:style-name="T1"><text:tab/><text:tab/>Viertel <text:tab/>= “quarter”</text:span></text:p>
      <text:p text:style-name="P3"><text:span text:style-name="T1"><text:tab/><text:tab/>vor <text:tab/><text:tab/>= “of” (before)</text:span></text:p>
      <text:p text:style-name="P3"/>
      <text:p text:style-name="P3"><text:tab/>Ex:</text:p>
      <text:p text:style-name="P3"><text:tab/><text:tab/><text:span text:style-name="T1">Es ist Ein Uhr.<text:tab/><text:tab/><text:tab/>It is 1 o'clock.</text:span></text:p>
      <text:p text:style-name="P3"><text:span text:style-name="T1"><text:tab/><text:tab/>Es ist zehn nach eins.<text:tab/><text:tab/>It is ten after one.</text:span></text:p>
      <text:p text:style-name="P3"><text:span text:style-name="T1"><text:tab/><text:tab/>Es ist Viertel nach eins.<text:tab/>It is quarter after one.</text:span></text:p>
      <text:p text:style-name="P3"><text:span text:style-name="T1"><text:tab/><text:tab/>Es ist halb zwei<text:tab/><text:tab/>It is half until two.</text:span></text:p>
      <text:p text:style-name="P3"><text:span text:style-name="T1"><text:tab/><text:tab/>Es ist Viertel vor zwei<text:tab/>It is quarter of two.</text:span></text:p>
      <text:p text:style-name="P3"><text:span text:style-name="T1"><text:tab/><text:tab/>Es ist zehn vor zwei.<text:tab/><text:tab/>It is ten of two.</text:span></text:p>
      <text:p text:style-name="P3"><text:span text:style-name="T1"/></text:p>
      <text:p text:style-name="P3"><text:span text:style-name="T1"><text:tab/><text:tab/></text:span>Special expressions:</text:p>
      <text:p text:style-name="P3"><text:tab/><text:tab/></text:p>
      <text:p text:style-name="P3"><text:tab/><text:tab/><text:span text:style-name="T1">Es ist Viertel nach drei <text:tab/>It is quarter after three.</text:span></text:p>
      <text:p text:style-name="P3"><text:span text:style-name="T1"><text:tab/><text:tab/>Es ist Viertel vor f[u]nf<text:tab/>It is quarter of five.</text:span></text:p>
      <text:p text:style-name="P3"><text:span text:style-name="T1"><text:tab/><text:tab/>Es ist halb zw[o]lf<text:tab/><text:tab/>It is half until twelve.</text:span></text:p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5T17:53:50.853725779</dc:date>
    <meta:editing-duration>PT1H23M26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112" meta:character-count="573" meta:non-whitespace-character-count="434"/>
  </office:meta>
</office:document-meta>
</file>